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="solid" draw:fill-color="#cfe7f5" draw:opacity="25%" draw:opacity-name="" draw:textarea-vertical-align="middle"/>
    </style:style>
    <style:style style:name="gr3" style:family="graphic" style:parent-style-name="standard">
      <style:graphic-properties draw:stroke="solid" draw:stroke-dash="Fine_20_Dashed" draw:fill="solid" draw:fill-color="#cfe7f5" draw:opacity="100%" draw:opacity-name="Transparency_20_29" draw:textarea-vertical-align="middle"/>
    </style:style>
    <style:style style:name="gr4" style:family="graphic" style:parent-style-name="standard">
      <style:graphic-properties draw:stroke="solid" draw:stroke-dash="Line_20_with_20_Fine_20_Dots" draw:fill="solid" draw:fill-color="#cfe7f5" draw:opacity="100%" draw:opacity-name="Transparency_20_29" draw:textarea-vertical-align="middle"/>
    </style:style>
    <style:style style:name="gr5" style:family="graphic" style:parent-style-name="standard">
      <style:graphic-properties draw:opacity="100%" draw:opacity-name="Transparency_20_2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01cm"/>
    </style:style>
    <style:style style:name="gr7" style:family="graphic" style:parent-style-name="standard">
      <style:graphic-properties draw:fill-color="#83caff" draw:opacity="100%" draw:opacity-name="Transparency_20_2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479cm"/>
    </style:style>
    <style:style style:name="gr13" style:family="graphic" style:parent-style-name="objectwithoutfill">
      <style:graphic-properties svg:stroke-color="#000000" draw:marker-start="" draw:marker-end="" draw:marker-end-width="0.3cm" draw:fill="none" draw:opacity="100%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5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1cm" fo:min-width="1.098cm"/>
    </style:style>
    <style:style style:name="gr21" style:family="graphic" style:parent-style-name="objectwithoutfill">
      <style:graphic-properties draw:stroke="dash" draw:stroke-dash="Ultrafine_20_Dashed" draw:marker-start="Short_20_line_20_Arrow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504cm"/>
    </style:style>
    <style:style style:name="gr23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24" style:family="graphic" style:parent-style-name="objectwithoutfill">
      <style:graphic-properties draw:stroke="dash" draw:stroke-dash="Ultrafine_20_Dashed" draw:marker-start="Short_20_line_20_Arrow" draw:marker-end="Short_20_line_20_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ndara Light'" style:font-style-name="Italic" style:font-family-generic="swiss" style:font-pitch="variable"/>
    </style:style>
    <style:style style:name="P3" style:family="paragraph">
      <style:text-properties fo:font-family="'Candara Light'" style:font-style-name="Italic" style:font-family-generic="swiss" style:font-pitch="variable"/>
    </style:style>
    <style:style style:name="P4" style:family="paragraph">
      <style:paragraph-properties fo:margin-left="0cm" fo:margin-right="0cm" fo:text-indent="0cm"/>
      <style:text-properties fo:color="#333333"/>
    </style:style>
    <style:style style:name="P5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/>
    </style:style>
    <style:style style:name="P6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Candara Light'" style:font-style-name="Italic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/>
    </style:style>
    <style:style style:name="P1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3" style:family="paragraph">
      <style:text-properties fo:font-family="'Candara Light'" style:font-style-name="Italic" style:font-family-generic="swiss" style:font-pitch="variable"/>
    </style:style>
    <style:style style:name="P14" style:family="paragraph">
      <style:text-properties fo:font-family="Candara" style:font-style-name="Italic" style:font-family-generic="swiss" style:font-pitch="variable"/>
    </style:style>
    <style:style style:name="P15" style:family="paragraph">
      <style:paragraph-properties fo:text-align="center"/>
      <style:text-properties fo:font-family="'Candara Light'" style:font-style-name="Italic" style:font-family-generic="swiss" style:font-pitch="variable"/>
    </style:style>
    <style:style style:name="P16" style:family="paragraph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7" style:family="paragraph">
      <style:paragraph-properties fo:margin-top="0.102cm" fo:margin-bottom="0.102cm"/>
      <style:text-properties fo:font-family="'Candara Light'" style:font-style-name="Italic" style:font-family-generic="swiss" style:font-pitch="variable" fo:font-size="12pt" style:font-size-asian="12pt" style:font-size-complex="12pt"/>
    </style:style>
    <style:style style:name="P18" style:family="paragraph">
      <style:text-properties fo:color="#333333"/>
    </style:style>
    <style:style style:name="P19" style:family="paragraph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20" style:family="paragraph">
      <style:text-properties fo:font-family="'Corbel Light'" style:font-family-generic="swiss" style:font-pitch="variable"/>
    </style:style>
    <style:style style:name="P21" style:family="paragraph">
      <style:paragraph-properties fo:text-align="center"/>
      <style:text-properties fo:font-family="'Corbel Light'" style:font-family-generic="swiss" style:font-pitch="variable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color="#666666" fo:font-family="'Candara Light'" style:font-style-name="Italic" style:font-family-generic="swiss" style:font-pitch="variable"/>
    </style:style>
    <style:style style:name="P24" style:family="paragraph">
      <style:text-properties fo:color="#666666" fo:font-family="Candara" style:font-style-name="Italic" style:font-family-generic="swiss" style:font-pitch="variable"/>
    </style:style>
    <style:style style:name="T1" style:family="text">
      <style:text-properties fo:font-family="'Candara Light'" style:font-style-name="Italic" style:font-family-generic="swiss" style:font-pitch="variable"/>
    </style:style>
    <style:style style:name="T2" style:family="text">
      <style:text-properties fo:font-family="'Candara Light'" style:font-style-name="Italic" style:font-family-generic="swiss" style:font-pitch="variable" fo:font-size="8pt" style:font-size-asian="8pt" style:font-size-complex="8pt"/>
    </style:style>
    <style:style style:name="T3" style:family="text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T4" style:family="text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Candara Light'" style:font-style-name="Italic" style:font-family-generic="swiss" style:font-pitch="variable"/>
    </style:style>
    <style:style style:name="T8" style:family="text">
      <style:text-properties fo:font-family="'Corbel Light'" style:font-family-generic="swiss" style:font-pitch="variable"/>
    </style:style>
    <style:style style:name="T9" style:family="text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T10" style:family="text">
      <style:text-properties fo:color="#666666" fo:font-family="'Candara Light'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cm" svg:height="9.8cm" svg:x="18.142cm" svg:y="5.6cm">
          <text:p/>
        </draw:rect>
        <draw:rect draw:style-name="gr2" draw:text-style-name="P1" draw:layer="layout" svg:width="11cm" svg:height="21.3cm" svg:x="18.942cm" svg:y="7.2cm">
          <text:p/>
        </draw:rect>
        <draw:rect draw:style-name="gr3" draw:text-style-name="P1" draw:layer="layout" svg:width="9.4cm" svg:height="8.6cm" svg:x="19.542cm" svg:y="19.3cm">
          <text:p/>
        </draw:rect>
        <draw:rect draw:style-name="gr4" draw:text-style-name="P1" draw:layer="layout" svg:width="9.4cm" svg:height="5.4cm" svg:x="19.542cm" svg:y="9cm">
          <text:p/>
        </draw:rect>
        <draw:rect draw:style-name="gr5" draw:text-style-name="P1" draw:layer="layout" svg:width="9.1cm" svg:height="7.274cm" svg:x="5.042cm" svg:y="7.226cm">
          <text:p/>
        </draw:rect>
        <draw:rect draw:style-name="gr5" draw:text-style-name="P2" draw:layer="layout" svg:width="9.1cm" svg:height="9.2cm" svg:x="5.042cm" svg:y="19.3cm">
          <text:p/>
        </draw:rect>
        <draw:frame draw:style-name="gr6" draw:text-style-name="P3" draw:layer="layout" svg:width="2.8cm" svg:height="3.351cm" svg:x="5.242cm" svg:y="19.249cm">
          <draw:text-box>
            <text:p><text:span text:style-name="T1">sensor</text:span></text:p>
            <text:p><text:span text:style-name="T1"/></text:p>
          </draw:text-box>
        </draw:frame>
        <draw:rect draw:style-name="gr7" draw:text-style-name="P2" draw:layer="layout" svg:width="3.5cm" svg:height="5cm" svg:x="5.442cm" svg:y="21.6cm">
          <text:p text:style-name="P1"><text:span text:style-name="T1">esp32</text:span></text:p>
        </draw:rect>
        <draw:rect draw:style-name="gr7" draw:text-style-name="P2" draw:layer="layout" svg:width="3.8cm" svg:height="1.5cm" svg:x="9.942cm" svg:y="21.6cm">
          <text:p text:style-name="P1"><text:span text:style-name="T1">mh-z19</text:span></text:p>
        </draw:rect>
        <draw:frame draw:style-name="gr8" draw:text-style-name="P3" draw:layer="layout" svg:width="1.443cm" svg:height="1.963cm" svg:x="8.842cm" svg:y="21.8cm">
          <draw:text-box>
            <text:p><text:span text:style-name="T2">UART</text:span></text:p>
          </draw:text-box>
        </draw:frame>
        <draw:frame draw:style-name="gr9" draw:text-style-name="P5" draw:layer="layout" svg:width="2.318cm" svg:height="0.598cm" svg:x="5.324cm" svg:y="21.5cm">
          <draw:text-box>
            <text:p text:style-name="P4"><text:span text:style-name="T3">microcontroller</text:span></text:p>
          </draw:text-box>
        </draw:frame>
        <draw:frame draw:style-name="gr10" draw:text-style-name="P6" draw:layer="layout" svg:width="1.764cm" svg:height="0.598cm" svg:x="9.815cm" svg:y="21.5cm">
          <draw:text-box>
            <text:p text:style-name="P4"><text:span text:style-name="T3">co2 sensor</text:span></text:p>
          </draw:text-box>
        </draw:frame>
        <draw:rect draw:style-name="gr7" draw:text-style-name="P8" draw:layer="layout" svg:width="3.8cm" svg:height="1.5cm" svg:x="9.932cm" svg:y="23.4cm">
          <text:p text:style-name="P7"><text:span text:style-name="T1">bme280</text:span></text:p>
        </draw:rect>
        <draw:frame draw:style-name="gr11" draw:text-style-name="P6" draw:layer="layout" svg:width="3.91cm" svg:height="0.598cm" svg:x="9.832cm" svg:y="23.302cm">
          <draw:text-box>
            <text:p text:style-name="P4"><text:span text:style-name="T3">temp + hum + press sensor</text:span></text:p>
          </draw:text-box>
        </draw:frame>
        <draw:rect draw:style-name="gr7" draw:text-style-name="P8" draw:layer="layout" svg:width="8.3cm" svg:height="1.2cm" svg:x="5.442cm" svg:y="26.898cm">
          <text:p text:style-name="P7"><text:span text:style-name="T1">ncr18650b</text:span></text:p>
        </draw:rect>
        <draw:frame draw:style-name="gr12" draw:text-style-name="P6" draw:layer="layout" svg:width="1.979cm" svg:height="0.598cm" svg:x="5.342cm" svg:y="26.8cm">
          <draw:text-box>
            <text:p text:style-name="P4"><text:span text:style-name="T3">li-ion battery</text:span></text:p>
          </draw:text-box>
        </draw:frame>
        <draw:line draw:style-name="gr13" draw:text-style-name="P8" draw:layer="layout" svg:x1="8.942cm" svg:y1="22.4cm" svg:x2="9.942cm" svg:y2="22.4cm">
          <text:p/>
        </draw:line>
        <draw:line draw:style-name="gr14" draw:text-style-name="P8" draw:layer="layout" svg:x1="8.942cm" svg:y1="24.1cm" svg:x2="9.942cm" svg:y2="24.1cm">
          <text:p/>
        </draw:line>
        <draw:frame draw:style-name="gr15" draw:text-style-name="P10" draw:layer="layout" svg:width="0.883cm" svg:height="0.598cm" svg:x="9.042cm" svg:y="23.502cm">
          <draw:text-box>
            <text:p text:style-name="P9"><text:span text:style-name="T2">I2C</text:span></text:p>
          </draw:text-box>
        </draw:frame>
        <draw:frame draw:style-name="gr16" draw:text-style-name="P12" draw:layer="layout" svg:width="3.779cm" svg:height="1.107cm" svg:x="5.242cm" svg:y="20.2cm">
          <draw:text-box>
            <text:p text:style-name="P11"><text:span text:style-name="T4">c++</text:span><text:span text:style-name="T4"><text:line-break/></text:span><text:span text:style-name="T4">arduino core for esp32</text:span></text:p>
          </draw:text-box>
        </draw:frame>
        <draw:rect draw:style-name="gr7" draw:text-style-name="P8" draw:layer="layout" svg:width="3.8cm" svg:height="1.4cm" svg:x="9.942cm" svg:y="25.2cm">
          <text:p text:style-name="P7"><text:span text:style-name="T1">oled</text:span></text:p>
        </draw:rect>
        <draw:frame draw:style-name="gr17" draw:text-style-name="P5" draw:layer="layout" svg:width="2.424cm" svg:height="0.598cm" svg:x="9.827cm" svg:y="25.1cm">
          <draw:text-box>
            <text:p text:style-name="P4"><text:span text:style-name="T3">display (128x64)</text:span></text:p>
          </draw:text-box>
        </draw:frame>
        <draw:frame draw:style-name="gr15" draw:text-style-name="P10" draw:layer="layout" svg:width="0.883cm" svg:height="0.598cm" svg:x="9.042cm" svg:y="25.302cm">
          <draw:text-box>
            <text:p text:style-name="P9"><text:span text:style-name="T2">I2C</text:span></text:p>
          </draw:text-box>
        </draw:frame>
        <draw:line draw:style-name="gr14" draw:text-style-name="P8" draw:layer="layout" svg:x1="8.942cm" svg:y1="25.9cm" svg:x2="9.942cm" svg:y2="25.9cm">
          <text:p/>
        </draw:line>
        <draw:frame draw:style-name="gr18" draw:text-style-name="P14" draw:layer="layout" svg:width="2.771cm" svg:height="1.026cm" svg:x="5.071cm" svg:y="7.2cm">
          <draw:text-box>
            <text:p text:style-name="P13">backend</text:p>
          </draw:text-box>
        </draw:frame>
        <draw:rect draw:style-name="gr7" draw:text-style-name="P15" draw:layer="layout" svg:width="3.8cm" svg:height="1.408cm" svg:x="5.442cm" svg:y="10.892cm">
          <text:p text:style-name="P15">sqlite3</text:p>
        </draw:rect>
        <draw:rect draw:style-name="gr7" draw:text-style-name="P15" draw:layer="layout" svg:width="8.3cm" svg:height="1.5cm" svg:x="5.442cm" svg:y="12.6cm">
          <text:p text:style-name="P15">cpprestsdk</text:p>
        </draw:rect>
        <draw:rect draw:style-name="gr7" draw:text-style-name="P15" draw:layer="layout" svg:width="4.2cm" svg:height="1.4cm" svg:x="9.542cm" svg:y="10.9cm">
          <text:p text:style-name="P15">catch2</text:p>
        </draw:rect>
        <draw:frame draw:style-name="gr19" draw:text-style-name="P17" draw:layer="layout" svg:width="5.362cm" svg:height="2.391cm" svg:x="5.242cm" svg:y="8.2cm">
          <draw:text-box>
            <text:p text:style-name="P16"><text:span text:style-name="T5">c++</text:span></text:p>
            <text:p text:style-name="P16"><text:span text:style-name="T5">ubuntu</text:span></text:p>
            <text:p text:style-name="P16"><text:span text:style-name="T5">apt-get packages</text:span></text:p>
            <text:p text:style-name="P16"><text:span text:style-name="T5">cmake</text:span></text:p>
            <text:p text:style-name="P16"><text:span text:style-name="T5">gcc</text:span></text:p>
          </draw:text-box>
        </draw:frame>
        <draw:frame draw:style-name="gr20" draw:text-style-name="P19" draw:layer="layout" svg:width="1.598cm" svg:height="0.598cm" svg:x="5.342cm" svg:y="10.8cm">
          <draw:text-box>
            <text:p text:style-name="P18"><text:span text:style-name="T6">database</text:span></text:p>
          </draw:text-box>
        </draw:frame>
        <draw:frame draw:style-name="gr18" draw:text-style-name="P19" draw:layer="layout" svg:width="2.729cm" svg:height="0.598cm" svg:x="5.342cm" svg:y="12.5cm">
          <draw:text-box>
            <text:p text:style-name="P18"><text:span text:style-name="T6">rest api framework</text:span></text:p>
          </draw:text-box>
        </draw:frame>
        <draw:frame draw:style-name="gr18" draw:text-style-name="P19" draw:layer="layout" svg:width="1.848cm" svg:height="0.598cm" svg:x="9.442cm" svg:y="10.8cm">
          <draw:text-box>
            <text:p text:style-name="P18"><text:span text:style-name="T6">unit testing</text:span></text:p>
          </draw:text-box>
        </draw:frame>
        <draw:rect draw:style-name="gr1" draw:text-style-name="P1" draw:layer="layout" svg:width="10.8cm" svg:height="9.9cm" svg:x="4.142cm" svg:y="5.6cm">
          <text:p/>
        </draw:rect>
        <draw:frame draw:style-name="gr18" draw:text-style-name="P13" draw:layer="layout" svg:width="4.985cm" svg:height="1.026cm" svg:x="4.242cm" svg:y="5.7cm">
          <draw:text-box>
            <text:p text:style-name="P13"><text:span text:style-name="T7">docker container</text:span></text:p>
          </draw:text-box>
        </draw:frame>
        <draw:line draw:style-name="gr21" draw:text-style-name="P1" draw:layer="layout" svg:x1="9.442cm" svg:y1="14.5cm" svg:x2="9.442cm" svg:y2="19.3cm">
          <text:p/>
        </draw:line>
        <draw:frame draw:style-name="gr18" draw:text-style-name="P13" draw:layer="layout" svg:width="1.425cm" svg:height="1.026cm" svg:x="7.476cm" svg:y="16.374cm">
          <draw:text-box>
            <text:p text:style-name="P13"><text:span text:style-name="T7">wifi</text:span></text:p>
          </draw:text-box>
        </draw:frame>
        <draw:frame draw:style-name="gr18" draw:text-style-name="P13" draw:layer="layout" svg:width="1.641cm" svg:height="1.026cm" svg:x="7.501cm" svg:y="17.074cm">
          <draw:text-box>
            <text:p><text:span text:style-name="T7">http</text:span></text:p>
          </draw:text-box>
        </draw:frame>
        <draw:frame draw:style-name="gr18" draw:text-style-name="P14" draw:layer="layout" svg:width="2.716cm" svg:height="1.026cm" svg:x="19.242cm" svg:y="7.274cm">
          <draw:text-box>
            <text:p text:style-name="P20"><text:span text:style-name="T8">frontend</text:span></text:p>
          </draw:text-box>
        </draw:frame>
        <draw:frame draw:style-name="gr18" draw:text-style-name="P13" draw:layer="layout" svg:width="2.136cm" svg:height="1.026cm" svg:x="19.8cm" svg:y="9.1cm">
          <draw:text-box>
            <text:p text:style-name="P13"><text:span text:style-name="T7">server</text:span></text:p>
          </draw:text-box>
        </draw:frame>
        <draw:rect draw:style-name="gr7" draw:text-style-name="P15" draw:layer="layout" svg:width="3.9cm" svg:height="1.4cm" svg:x="20.042cm" svg:y="12.4cm">
          <text:p text:style-name="P15"><text:span text:style-name="T7">nodejs</text:span></text:p>
        </draw:rect>
        <draw:rect draw:style-name="gr7" draw:text-style-name="P15" draw:layer="layout" svg:width="3.9cm" svg:height="1.4cm" svg:x="24.442cm" svg:y="12.4cm">
          <text:p text:style-name="P15"><text:span text:style-name="T7">express</text:span></text:p>
        </draw:rect>
        <draw:frame draw:style-name="gr18" draw:text-style-name="P19" draw:layer="layout" svg:width="1.433cm" svg:height="0.598cm" svg:x="19.909cm" svg:y="12.3cm">
          <draw:text-box>
            <text:p text:style-name="P18"><text:span text:style-name="T6">runtime</text:span></text:p>
          </draw:text-box>
        </draw:frame>
        <draw:frame draw:style-name="gr18" draw:text-style-name="P19" draw:layer="layout" svg:width="2.369cm" svg:height="0.598cm" svg:x="24.273cm" svg:y="12.3cm">
          <draw:text-box>
            <text:p text:style-name="P18"><text:span text:style-name="T6">web framework</text:span></text:p>
          </draw:text-box>
        </draw:frame>
        <draw:rect draw:style-name="gr7" draw:text-style-name="P15" draw:layer="layout" svg:width="3.983cm" svg:height="1.5cm" svg:x="20.059cm" svg:y="23.8cm">
          <text:p text:style-name="P15"><text:span text:style-name="T7">react</text:span></text:p>
        </draw:rect>
        <draw:frame draw:style-name="gr22" draw:text-style-name="P19" draw:layer="layout" svg:width="2.004cm" svg:height="0.598cm" svg:x="19.942cm" svg:y="23.7cm">
          <draw:text-box>
            <text:p text:style-name="P18"><text:span text:style-name="T6">ui rendering</text:span></text:p>
          </draw:text-box>
        </draw:frame>
        <draw:rect draw:style-name="gr7" draw:text-style-name="P21" draw:layer="layout" svg:width="4cm" svg:height="1.5cm" svg:x="24.442cm" svg:y="23.8cm">
          <text:p text:style-name="P21"><text:span text:style-name="T8">recharts</text:span></text:p>
        </draw:rect>
        <draw:frame draw:style-name="gr18" draw:text-style-name="P19" draw:layer="layout" svg:width="1.311cm" svg:height="0.598cm" svg:x="24.342cm" svg:y="23.7cm">
          <draw:text-box>
            <text:p text:style-name="P18"><text:span text:style-name="T6">graphs</text:span></text:p>
          </draw:text-box>
        </draw:frame>
        <draw:frame draw:style-name="gr18" draw:text-style-name="P16" draw:layer="layout" svg:width="1.891cm" svg:height="1.963cm" svg:x="19.951cm" svg:y="20.937cm">
          <draw:text-box>
            <text:p text:style-name="P22"><text:span text:style-name="T9">javascript</text:span></text:p>
            <text:p text:style-name="P22"><text:span text:style-name="T9">pwa</text:span><text:span text:style-name="T9"><text:line-break/></text:span><text:span text:style-name="T9">babel</text:span><text:span text:style-name="T9"><text:line-break/></text:span><text:span text:style-name="T9">webpack</text:span></text:p>
          </draw:text-box>
        </draw:frame>
        <draw:frame draw:style-name="gr18" draw:text-style-name="P16" draw:layer="layout" svg:width="3.872cm" svg:height="1.535cm" svg:x="19.828cm" svg:y="10.3cm">
          <draw:text-box>
            <text:p text:style-name="P22"><text:span text:style-name="T9">javascript</text:span></text:p>
            <text:p text:style-name="P22"><text:span text:style-name="T9">ubuntu</text:span><text:span text:style-name="T9"><text:line-break/></text:span><text:span text:style-name="T4">http-proxy-middleware</text:span></text:p>
          </draw:text-box>
        </draw:frame>
        <draw:rect draw:style-name="gr7" draw:text-style-name="P15" draw:layer="layout" svg:width="8.4cm" svg:height="1.7cm" svg:x="20.088cm" svg:y="25.698cm">
          <text:p text:style-name="P1"><text:span text:style-name="T7">web bluetooth api</text:span></text:p>
        </draw:rect>
        <draw:frame draw:style-name="gr18" draw:text-style-name="P19" draw:layer="layout" svg:width="2.53cm" svg:height="0.598cm" svg:x="19.942cm" svg:y="25.6cm">
          <draw:text-box>
            <text:p text:style-name="P18"><text:span text:style-name="T6">bluetooth access</text:span></text:p>
          </draw:text-box>
        </draw:frame>
        <draw:frame draw:style-name="gr18" draw:text-style-name="P13" draw:layer="layout" svg:width="6.014cm" svg:height="1.026cm" svg:x="19.905cm" svg:y="19.574cm">
          <draw:text-box>
            <text:p text:style-name="P13"><text:span text:style-name="T7">client (web browser)</text:span></text:p>
          </draw:text-box>
        </draw:frame>
        <draw:frame draw:style-name="gr18" draw:text-style-name="P13" draw:layer="layout" svg:width="4.985cm" svg:height="1.026cm" svg:x="18.257cm" svg:y="5.7cm">
          <draw:text-box>
            <text:p text:style-name="P13"><text:span text:style-name="T7">docker container</text:span></text:p>
          </draw:text-box>
        </draw:frame>
        <draw:line draw:style-name="gr23" draw:text-style-name="P1" draw:layer="layout" svg:x1="14.142cm" svg:y1="13.1cm" svg:x2="19.542cm" svg:y2="13.1cm">
          <text:p/>
        </draw:line>
        <draw:frame draw:style-name="gr18" draw:text-style-name="P16" draw:layer="layout" svg:width="1.641cm" svg:height="1.026cm" svg:x="15.842cm" svg:y="11.9cm">
          <draw:text-box>
            <text:p text:style-name="P13"><text:span text:style-name="T7">http</text:span></text:p>
          </draw:text-box>
        </draw:frame>
        <draw:line draw:style-name="gr23" draw:text-style-name="P1" draw:layer="layout" svg:x1="24.342cm" svg:y1="14.4cm" svg:x2="24.342cm" svg:y2="19.3cm">
          <text:p/>
        </draw:line>
        <draw:frame draw:style-name="gr18" draw:text-style-name="P13" draw:layer="layout" svg:width="1.907cm" svg:height="1.026cm" svg:x="22.342cm" svg:y="16.574cm">
          <draw:text-box>
            <text:p><text:span text:style-name="T7">https</text:span></text:p>
          </draw:text-box>
        </draw:frame>
        <draw:line draw:style-name="gr24" draw:text-style-name="P1" draw:layer="layout" svg:x1="14.142cm" svg:y1="23.7cm" svg:x2="19.542cm" svg:y2="23.7cm">
          <text:p/>
        </draw:line>
        <draw:frame draw:style-name="gr25" draw:text-style-name="P13" draw:layer="layout" svg:width="3.5cm" svg:height="1.801cm" svg:x="14.9cm" svg:y="22.6cm">
          <draw:text-box>
            <text:p text:style-name="P13"><text:span text:style-name="T7">bluetooth</text:span></text:p>
          </draw:text-box>
        </draw:frame>
        <draw:frame draw:style-name="gr26" draw:text-style-name="P13" draw:layer="layout" svg:width="2.6cm" svg:height="1.151cm" svg:x="15.2cm" svg:y="23.849cm">
          <draw:text-box>
            <text:p><text:span text:style-name="T7">(config)</text:span></text:p>
          </draw:text-box>
        </draw:frame>
        <draw:frame draw:style-name="gr27" draw:text-style-name="P13" draw:layer="layout" svg:width="5.863cm" svg:height="1.1cm" svg:x="9.637cm" svg:y="16.6cm">
          <draw:text-box>
            <text:p><text:span text:style-name="T7">(environment data)</text:span></text:p>
          </draw:text-box>
        </draw:frame>
        <draw:frame draw:style-name="gr18" draw:text-style-name="P24" draw:layer="layout" svg:width="13.232cm" svg:height="1.026cm" svg:x="20.7cm" svg:y="32.9cm">
          <draw:text-box>
            <text:p text:style-name="P23"><text:span text:style-name="T10">meteos architecture (github.com/art-in/mete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0" draw:display-name="Transparency 20" draw:style="ellipsoid" draw:cx="50%" draw:cy="50%" draw:start="100%" draw:end="70%" draw:angle="0" draw:border="0%"/>
    <draw:opacity draw:name="Transparency_20_29" draw:display-name="Transparency 29" draw:style="square" draw:cx="50%" draw:cy="50%" draw:start="100%" draw:end="7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06T14:08:53.79</meta:creation-date>
    <dc:date>2019-06-06T19:31:26.28</dc:date>
    <meta:editing-duration>PT2H49M31S</meta:editing-duration>
    <meta:editing-cycles>4</meta:editing-cycles>
    <meta:generator>OpenOffice/4.1.6$Win32 OpenOffice.org_project/416m1$Build-9790</meta:generator>
    <meta:document-statistic meta:object-count="62"/>
  </office:meta>
</office:document-meta>
</file>